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fo:font-size="22pt" style:font-size-asian="22pt" style:font-size-complex="22pt"/>
    </style:style>
    <style:style style:name="P18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1" style:family="paragraph" style:parent-style-name="Table_20_Contents">
      <style:text-properties fo:font-size="18pt" style:font-size-asian="18pt" style:font-size-complex="18pt"/>
    </style:style>
    <style:style style:name="P2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30</dc:date><text:p text:style-name="P23"><text:span text:style-name="T5">1.2 : 1 ==&gt; 3</text:span></text:p></office:annotation>1.2<office:annotation-end office:name="__Annotation__381_1576786421"/>-t<office:annotation office:name="__Annotation__382_1576786421"><dc:creator>iwabuchi ken</dc:creator><dc:date>2021-07-18T11:33:52.62</dc:date><text:p text:style-name="P23"><text:span text:style-name="T5">korean “u” sound, like in “</text:span><text:span text:style-name="T5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73</dc:date><text:p text:style-name="P23"><text:span text:style-name="T5">chinese “</text:span><text:span text:style-name="T5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>@@@</text:p>
      <text:p text:style-name="P7">---------------------------------------</text:p>
      <text:p text:style-name="P7"/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aaa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ext:soft-page-break/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ext:soft-page-break/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ext:soft-page-break/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29T09:14:14.78</dc:date>
    <dc:creator>iwabuchi ken</dc:creator>
    <meta:editing-duration>PT6H4M53S</meta:editing-duration>
    <meta:editing-cycles>69</meta:editing-cycles>
    <meta:generator>OpenOffice/4.1.3$Win32 OpenOffice.org_project/413m1$Build-9783</meta:generator>
    <meta:document-statistic meta:table-count="36" meta:image-count="0" meta:object-count="0" meta:page-count="19" meta:paragraph-count="204" meta:word-count="1207" meta:character-count="7438"/>
  </office:meta>
</office:document-meta>
</file>